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661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340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2457in"/>
    </style:style>
    <style:style style:name="co14" style:family="table-column">
      <style:table-column-properties fo:break-before="auto" style:column-width="0.7602in"/>
    </style:style>
    <style:style style:name="co15" style:family="table-column">
      <style:table-column-properties fo:break-before="auto" style:column-width="0.3575in"/>
    </style:style>
    <style:style style:name="co16" style:family="table-column">
      <style:table-column-properties fo:break-before="auto" style:column-width="0.2862in"/>
    </style:style>
    <style:style style:name="co17" style:family="table-column">
      <style:table-column-properties fo:break-before="auto" style:column-width="0.2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7697in" svg:y="13.0024in">
            <draw:object draw:notify-on-update-of-ranges="Sheet1.E68:Sheet1.E68 Sheet1.E69:Sheet1.E71 Sheet1.F68:Sheet1.F68 Sheet1.F69:Sheet1.F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917in" svg:y="12.9902in">
            <draw:object draw:notify-on-update-of-ranges="Sheet1.J68:Sheet1.J68 Sheet1.J69:Sheet1.J71 Sheet1.L68:Sheet1.L68 Sheet1.L69:Sheet1.L71 Sheet1.J68:Sheet1.J68 Sheet1.J69:Sheet1.J71 Sheet1.N68:Sheet1.N68 Sheet1.N69:Sheet1.N71 Sheet1.J68:Sheet1.J68 Sheet1.J69:Sheet1.J71 Sheet1.P68:Sheet1.P68 Sheet1.P69:Sheet1.P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4449in" svg:y="13.0161in">
            <draw:object draw:notify-on-update-of-ranges="Sheet1.R68:Sheet1.R68 Sheet1.R69:Sheet1.R71 Sheet1.T68:Sheet1.T68 Sheet1.T69:Sheet1.T71 Sheet1.R68:Sheet1.R68 Sheet1.R69:Sheet1.R71 Sheet1.V68:Sheet1.V68 Sheet1.V69:Sheet1.V71 Sheet1.R68:Sheet1.R68 Sheet1.R69:Sheet1.R71 Sheet1.X68:Sheet1.X68 Sheet1.X69:Sheet1.X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Cross Validation Fold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k0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office:value-type="float" office:value="388" calcext:value-type="float">
            <text:p>388</text:p>
          </table:table-cell>
          <table:table-cell table:formula="of:=SUM([.F4:.G4])" office:value-type="float" office:value="1743" calcext:value-type="float">
            <text:p>1743</text:p>
          </table:table-cell>
          <table:table-cell/>
          <table:table-cell table:formula="of:=([.F4]+[.G5])/[.H6]" office:value-type="float" office:value="0.772087788407428" calcext:value-type="float">
            <text:p>0.7720877884</text:p>
          </table:table-cell>
          <table:table-cell/>
          <table:table-cell table:formula="of:=[.F4]/([.F4]+[.G4])" office:value-type="float" office:value="0.777395295467585" calcext:value-type="float">
            <text:p>0.7773952955</text:p>
          </table:table-cell>
          <table:table-cell/>
          <table:table-cell table:formula="of:=[.F4]/([.F4]+[.F5])" office:value-type="float" office:value="0.762521102982555" calcext:value-type="float">
            <text:p>0.762521103</text:p>
          </table:table-cell>
          <table:table-cell/>
          <table:table-cell table:formula="of:=2*[.L4]*[.N4]/([.L4]+[.N4])" office:value-type="float" office:value="0.769886363636364" calcext:value-type="float">
            <text:p>0.7698863636</text:p>
          </table:table-cell>
          <table:table-cell table:number-columns-repeated="3"/>
          <table:table-cell table:formula="of:=[.G5]/([.F5]+[.G5])" office:value-type="float" office:value="0.76697956929873" calcext:value-type="float">
            <text:p>0.7669795693</text:p>
          </table:table-cell>
          <table:table-cell/>
          <table:table-cell table:formula="of:=[.G5]/([.G5]+[.G4])" office:value-type="float" office:value="0.781654473832302" calcext:value-type="float">
            <text:p>0.7816544738</text:p>
          </table:table-cell>
          <table:table-cell/>
          <table:table-cell table:formula="of:=2*[.T4]*[.V4]/([.T4]+[.V4])" office:value-type="float" office:value="0.774247491638796" calcext:value-type="float">
            <text:p>0.7742474916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389" calcext:value-type="float">
            <text:p>1389</text:p>
          </table:table-cell>
          <table:table-cell table:formula="of:=SUM([.F5:.G5])" office:value-type="float" office:value="1811" calcext:value-type="float">
            <text:p>1811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4:.F5])" office:value-type="float" office:value="1777" calcext:value-type="float">
            <text:p>1777</text:p>
          </table:table-cell>
          <table:table-cell table:formula="of:=SUM([.G4:.G5])" office:value-type="float" office:value="1777" calcext:value-type="float">
            <text:p>1777</text:p>
          </table:table-cell>
          <table:table-cell table:formula="of:=SUM([.F6:.G6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424" calcext:value-type="float">
            <text:p>424</text:p>
          </table:table-cell>
          <table:table-cell table:formula="of:=SUM([.F10:.G10])" office:value-type="float" office:value="1790" calcext:value-type="float">
            <text:p>1790</text:p>
          </table:table-cell>
          <table:table-cell/>
          <table:table-cell table:formula="of:=([.F10]+[.G11])/[.H12]" office:value-type="float" office:value="0.765053460889139" calcext:value-type="float">
            <text:p>0.7650534609</text:p>
          </table:table-cell>
          <table:table-cell/>
          <table:table-cell table:formula="of:=[.F10]/([.F10]+[.G10])" office:value-type="float" office:value="0.763128491620112" calcext:value-type="float">
            <text:p>0.7631284916</text:p>
          </table:table-cell>
          <table:table-cell/>
          <table:table-cell table:formula="of:=[.F10]/([.F10]+[.F11])" office:value-type="float" office:value="0.768711311198649" calcext:value-type="float">
            <text:p>0.7687113112</text:p>
          </table:table-cell>
          <table:table-cell/>
          <table:table-cell table:formula="of:=2*[.L10]*[.N10]/([.L10]+[.N10])" office:value-type="float" office:value="0.765909728062798" calcext:value-type="float">
            <text:p>0.7659097281</text:p>
          </table:table-cell>
          <table:table-cell table:number-columns-repeated="3"/>
          <table:table-cell table:formula="of:=[.G11]/([.F11]+[.G11])" office:value-type="float" office:value="0.767006802721088" calcext:value-type="float">
            <text:p>0.7670068027</text:p>
          </table:table-cell>
          <table:table-cell/>
          <table:table-cell table:formula="of:=[.G11]/([.G11]+[.G10])" office:value-type="float" office:value="0.761395610579629" calcext:value-type="float">
            <text:p>0.7613956106</text:p>
          </table:table-cell>
          <table:table-cell/>
          <table:table-cell table:formula="of:=2*[.T10]*[.V10]/([.T10]+[.V10])" office:value-type="float" office:value="0.764190906523581" calcext:value-type="float">
            <text:p>0.7641909065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353" calcext:value-type="float">
            <text:p>1353</text:p>
          </table:table-cell>
          <table:table-cell table:formula="of:=SUM([.F11:.G11])" office:value-type="float" office:value="1764" calcext:value-type="float">
            <text:p>176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0:.F11])" office:value-type="float" office:value="1777" calcext:value-type="float">
            <text:p>1777</text:p>
          </table:table-cell>
          <table:table-cell table:formula="of:=SUM([.G10:.G11])" office:value-type="float" office:value="1777" calcext:value-type="float">
            <text:p>1777</text:p>
          </table:table-cell>
          <table:table-cell table:formula="of:=SUM([.F12:.G12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float" office:value="347" calcext:value-type="float">
            <text:p>347</text:p>
          </table:table-cell>
          <table:table-cell table:formula="of:=SUM([.F16:.G16])" office:value-type="float" office:value="1692" calcext:value-type="float">
            <text:p>1692</text:p>
          </table:table-cell>
          <table:table-cell/>
          <table:table-cell table:formula="of:=([.F16]+[.G17])/[.H18]" office:value-type="float" office:value="0.780810354530107" calcext:value-type="float">
            <text:p>0.7808103545</text:p>
          </table:table-cell>
          <table:table-cell/>
          <table:table-cell table:formula="of:=[.F16]/([.F16]+[.G16])" office:value-type="float" office:value="0.794917257683215" calcext:value-type="float">
            <text:p>0.7949172577</text:p>
          </table:table-cell>
          <table:table-cell/>
          <table:table-cell table:formula="of:=[.F16]/([.F16]+[.F17])" office:value-type="float" office:value="0.756893640967923" calcext:value-type="float">
            <text:p>0.756893641</text:p>
          </table:table-cell>
          <table:table-cell/>
          <table:table-cell table:formula="of:=2*[.L16]*[.N16]/([.L16]+[.N16])" office:value-type="float" office:value="0.775439607956183" calcext:value-type="float">
            <text:p>0.775439608</text:p>
          </table:table-cell>
          <table:table-cell table:number-columns-repeated="3"/>
          <table:table-cell table:formula="of:=[.G17]/([.F17]+[.G17])" office:value-type="float" office:value="0.767991407089151" calcext:value-type="float">
            <text:p>0.7679914071</text:p>
          </table:table-cell>
          <table:table-cell/>
          <table:table-cell table:formula="of:=[.G17]/([.G17]+[.G16])" office:value-type="float" office:value="0.80472706809229" calcext:value-type="float">
            <text:p>0.8047270681</text:p>
          </table:table-cell>
          <table:table-cell/>
          <table:table-cell table:formula="of:=2*[.T16]*[.V16]/([.T16]+[.V16])" office:value-type="float" office:value="0.785930200604562" calcext:value-type="float">
            <text:p>0.7859302006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430" calcext:value-type="float">
            <text:p>1430</text:p>
          </table:table-cell>
          <table:table-cell table:formula="of:=SUM([.F17:.G17])" office:value-type="float" office:value="1862" calcext:value-type="float">
            <text:p>186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6:.F17])" office:value-type="float" office:value="1777" calcext:value-type="float">
            <text:p>1777</text:p>
          </table:table-cell>
          <table:table-cell table:formula="of:=SUM([.G16:.G17])" office:value-type="float" office:value="1777" calcext:value-type="float">
            <text:p>1777</text:p>
          </table:table-cell>
          <table:table-cell table:formula="of:=SUM([.F18:.G18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SUM([.J4];[.J10];[.J16])/3" office:value-type="float" office:value="0.772650534608891" calcext:value-type="float">
            <text:p>0.7726505346</text:p>
          </table:table-cell>
          <table:table-cell/>
          <table:table-cell table:formula="of:=SUM([.L4];[.L10];[.L16])/3" office:value-type="float" office:value="0.778480348256971" calcext:value-type="float">
            <text:p>0.7784803483</text:p>
          </table:table-cell>
          <table:table-cell/>
          <table:table-cell table:formula="of:=SUM([.N4];[.N10];[.N16])/3" office:value-type="float" office:value="0.762708685049709" calcext:value-type="float">
            <text:p>0.762708685</text:p>
          </table:table-cell>
          <table:table-cell/>
          <table:table-cell table:formula="of:=SUM([.P4];[.P10];[.P16])/3" office:value-type="float" office:value="0.770411899885115" calcext:value-type="float">
            <text:p>0.7704118999</text:p>
          </table:table-cell>
          <table:table-cell table:number-columns-repeated="3"/>
          <table:table-cell table:formula="of:=SUM([.T4];[.T10];[.T16])/3" office:value-type="float" office:value="0.767325926369657" calcext:value-type="float">
            <text:p>0.7673259264</text:p>
          </table:table-cell>
          <table:table-cell/>
          <table:table-cell table:formula="of:=SUM([.V4];[.V10];[.V16])/3" office:value-type="float" office:value="0.782592384168074" calcext:value-type="float">
            <text:p>0.7825923842</text:p>
          </table:table-cell>
          <table:table-cell/>
          <table:table-cell table:formula="of:=SUM([.X4];[.X10];[.X16])/3" office:value-type="float" office:value="0.774789532922313" calcext:value-type="float">
            <text:p>0.7747895329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2">
          <table:table-cell office:value-type="string" calcext:value-type="string">
            <text:p>k1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603" calcext:value-type="float">
            <text:p>603</text:p>
          </table:table-cell>
          <table:table-cell table:formula="of:=SUM([.F25:.G25])" office:value-type="float" office:value="2022" calcext:value-type="float">
            <text:p>2022</text:p>
          </table:table-cell>
          <table:table-cell/>
          <table:table-cell table:formula="of:=([.F25]+[.G26])/[.H27]" office:value-type="float" office:value="0.729600450196961" calcext:value-type="float">
            <text:p>0.7296004502</text:p>
          </table:table-cell>
          <table:table-cell/>
          <table:table-cell table:formula="of:=[.F25]/([.F25]+[.G25])" office:value-type="float" office:value="0.701780415430267" calcext:value-type="float">
            <text:p>0.7017804154</text:p>
          </table:table-cell>
          <table:table-cell/>
          <table:table-cell table:formula="of:=[.F25]/([.F25]+[.F26])" office:value-type="float" office:value="0.798536859876196" calcext:value-type="float">
            <text:p>0.7985368599</text:p>
          </table:table-cell>
          <table:table-cell/>
          <table:table-cell table:formula="of:=2*[.L25]*[.N25]/([.L25]+[.N25])" office:value-type="float" office:value="0.747038694393261" calcext:value-type="float">
            <text:p>0.7470386944</text:p>
          </table:table-cell>
          <table:table-cell table:number-columns-repeated="3"/>
          <table:table-cell table:formula="of:=[.G26]/([.F26]+[.G26])" office:value-type="float" office:value="0.766318537859008" calcext:value-type="float">
            <text:p>0.7663185379</text:p>
          </table:table-cell>
          <table:table-cell/>
          <table:table-cell table:formula="of:=[.G26]/([.G26]+[.G25])" office:value-type="float" office:value="0.660664040517727" calcext:value-type="float">
            <text:p>0.6606640405</text:p>
          </table:table-cell>
          <table:table-cell/>
          <table:table-cell table:formula="of:=2*[.T25]*[.V25]/([.T25]+[.V25])" office:value-type="float" office:value="0.709579933514657" calcext:value-type="float">
            <text:p>0.7095799335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174" calcext:value-type="float">
            <text:p>1174</text:p>
          </table:table-cell>
          <table:table-cell table:formula="of:=SUM([.F26:.G26])" office:value-type="float" office:value="1532" calcext:value-type="float">
            <text:p>153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25:.F26])" office:value-type="float" office:value="1777" calcext:value-type="float">
            <text:p>1777</text:p>
          </table:table-cell>
          <table:table-cell table:formula="of:=SUM([.G25:.G26])" office:value-type="float" office:value="1777" calcext:value-type="float">
            <text:p>1777</text:p>
          </table:table-cell>
          <table:table-cell table:formula="of:=SUM([.F27:.G27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561" calcext:value-type="float">
            <text:p>561</text:p>
          </table:table-cell>
          <table:table-cell table:formula="of:=SUM([.F31:.G31])" office:value-type="float" office:value="1922" calcext:value-type="float">
            <text:p>1922</text:p>
          </table:table-cell>
          <table:table-cell/>
          <table:table-cell table:formula="of:=([.F31]+[.G32])/[.H33]" office:value-type="float" office:value="0.725098480585256" calcext:value-type="float">
            <text:p>0.7250984806</text:p>
          </table:table-cell>
          <table:table-cell/>
          <table:table-cell table:formula="of:=[.F31]/([.F31]+[.G31])" office:value-type="float" office:value="0.708116545265349" calcext:value-type="float">
            <text:p>0.7081165453</text:p>
          </table:table-cell>
          <table:table-cell/>
          <table:table-cell table:formula="of:=[.F31]/([.F31]+[.F32])" office:value-type="float" office:value="0.765897580191334" calcext:value-type="float">
            <text:p>0.7658975802</text:p>
          </table:table-cell>
          <table:table-cell/>
          <table:table-cell table:formula="of:=2*[.L31]*[.N31]/([.L31]+[.N31])" office:value-type="float" office:value="0.735874560692079" calcext:value-type="float">
            <text:p>0.7358745607</text:p>
          </table:table-cell>
          <table:table-cell table:number-columns-repeated="3"/>
          <table:table-cell table:formula="of:=[.G32]/([.F32]+[.G32])" office:value-type="float" office:value="0.745098039215686" calcext:value-type="float">
            <text:p>0.7450980392</text:p>
          </table:table-cell>
          <table:table-cell/>
          <table:table-cell table:formula="of:=[.G32]/([.G32]+[.G31])" office:value-type="float" office:value="0.684299380979178" calcext:value-type="float">
            <text:p>0.684299381</text:p>
          </table:table-cell>
          <table:table-cell/>
          <table:table-cell table:formula="of:=2*[.T31]*[.V31]/([.T31]+[.V31])" office:value-type="float" office:value="0.713405690818422" calcext:value-type="float">
            <text:p>0.7134056908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216" calcext:value-type="float">
            <text:p>1216</text:p>
          </table:table-cell>
          <table:table-cell table:formula="of:=SUM([.F32:.G32])" office:value-type="float" office:value="1632" calcext:value-type="float">
            <text:p>163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31:.F32])" office:value-type="float" office:value="1777" calcext:value-type="float">
            <text:p>1777</text:p>
          </table:table-cell>
          <table:table-cell table:formula="of:=SUM([.G31:.G32])" office:value-type="float" office:value="1777" calcext:value-type="float">
            <text:p>1777</text:p>
          </table:table-cell>
          <table:table-cell table:formula="of:=SUM([.F33:.G33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587" calcext:value-type="float">
            <text:p>587</text:p>
          </table:table-cell>
          <table:table-cell table:formula="of:=SUM([.F37:.G37])" office:value-type="float" office:value="1984" calcext:value-type="float">
            <text:p>1984</text:p>
          </table:table-cell>
          <table:table-cell/>
          <table:table-cell table:formula="of:=([.F37]+[.G38])/[.H39]" office:value-type="float" office:value="0.727912211592572" calcext:value-type="float">
            <text:p>0.7279122116</text:p>
          </table:table-cell>
          <table:table-cell/>
          <table:table-cell table:formula="of:=[.F37]/([.F37]+[.G37])" office:value-type="float" office:value="0.704133064516129" calcext:value-type="float">
            <text:p>0.7041330645</text:p>
          </table:table-cell>
          <table:table-cell/>
          <table:table-cell table:formula="of:=[.F37]/([.F37]+[.F38])" office:value-type="float" office:value="0.786156443444007" calcext:value-type="float">
            <text:p>0.7861564434</text:p>
          </table:table-cell>
          <table:table-cell/>
          <table:table-cell table:formula="of:=2*[.L37]*[.N37]/([.L37]+[.N37])" office:value-type="float" office:value="0.742887529912257" calcext:value-type="float">
            <text:p>0.7428875299</text:p>
          </table:table-cell>
          <table:table-cell table:number-columns-repeated="3"/>
          <table:table-cell table:formula="of:=[.G38]/([.F38]+[.G38])" office:value-type="float" office:value="0.757961783439491" calcext:value-type="float">
            <text:p>0.7579617834</text:p>
          </table:table-cell>
          <table:table-cell/>
          <table:table-cell table:formula="of:=[.G38]/([.G38]+[.G37])" office:value-type="float" office:value="0.669667979741137" calcext:value-type="float">
            <text:p>0.6696679797</text:p>
          </table:table-cell>
          <table:table-cell/>
          <table:table-cell table:formula="of:=2*[.T37]*[.V37]/([.T37]+[.V37])" office:value-type="float" office:value="0.711084553331342" calcext:value-type="float">
            <text:p>0.7110845533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190" calcext:value-type="float">
            <text:p>1190</text:p>
          </table:table-cell>
          <table:table-cell table:formula="of:=SUM([.F38:.G38])" office:value-type="float" office:value="1570" calcext:value-type="float">
            <text:p>1570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37:.F38])" office:value-type="float" office:value="1777" calcext:value-type="float">
            <text:p>1777</text:p>
          </table:table-cell>
          <table:table-cell table:formula="of:=SUM([.G37:.G38])" office:value-type="float" office:value="1777" calcext:value-type="float">
            <text:p>1777</text:p>
          </table:table-cell>
          <table:table-cell table:formula="of:=SUM([.F39:.G39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Mean</text:p>
          </table:table-cell>
          <table:table-cell table:formula="of:=SUM([.J25];[.J31];[.J37])/3" office:value-type="float" office:value="0.727537047458263" calcext:value-type="float">
            <text:p>0.7275370475</text:p>
          </table:table-cell>
          <table:table-cell/>
          <table:table-cell table:formula="of:=SUM([.L25];[.L31];[.L37])/3" office:value-type="float" office:value="0.704676675070582" calcext:value-type="float">
            <text:p>0.7046766751</text:p>
          </table:table-cell>
          <table:table-cell/>
          <table:table-cell table:formula="of:=SUM([.N25];[.N31];[.N37])/3" office:value-type="float" office:value="0.783530294503845" calcext:value-type="float">
            <text:p>0.7835302945</text:p>
          </table:table-cell>
          <table:table-cell/>
          <table:table-cell table:formula="of:=SUM([.P25];[.P31];[.P37])/3" office:value-type="float" office:value="0.741933594999199" calcext:value-type="float">
            <text:p>0.741933595</text:p>
          </table:table-cell>
          <table:table-cell table:number-columns-repeated="3"/>
          <table:table-cell table:formula="of:=SUM([.T25];[.T31];[.T37])/3" office:value-type="float" office:value="0.756459453504728" calcext:value-type="float">
            <text:p>0.7564594535</text:p>
          </table:table-cell>
          <table:table-cell/>
          <table:table-cell table:formula="of:=SUM([.V25];[.V31];[.V37])/3" office:value-type="float" office:value="0.67154380041268" calcext:value-type="float">
            <text:p>0.6715438004</text:p>
          </table:table-cell>
          <table:table-cell/>
          <table:table-cell table:formula="of:=SUM([.X25];[.X31];[.X37])/3" office:value-type="float" office:value="0.71135672588814" calcext:value-type="float">
            <text:p>0.7113567259</text:p>
          </table:table-cell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office:value-type="string" calcext:value-type="string">
            <text:p>k2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807" calcext:value-type="float">
            <text:p>807</text:p>
          </table:table-cell>
          <table:table-cell table:formula="of:=SUM([.F46:.G46])" office:value-type="float" office:value="2246" calcext:value-type="float">
            <text:p>2246</text:p>
          </table:table-cell>
          <table:table-cell/>
          <table:table-cell table:formula="of:=([.F46]+[.G47])/[.H48]" office:value-type="float" office:value="0.677827799662352" calcext:value-type="float">
            <text:p>0.6778277997</text:p>
          </table:table-cell>
          <table:table-cell/>
          <table:table-cell table:formula="of:=[.F46]/([.F46]+[.G46])" office:value-type="float" office:value="0.640694568121104" calcext:value-type="float">
            <text:p>0.6406945681</text:p>
          </table:table-cell>
          <table:table-cell/>
          <table:table-cell table:formula="of:=[.F46]/([.F46]+[.F47])" office:value-type="float" office:value="0.809791783905459" calcext:value-type="float">
            <text:p>0.8097917839</text:p>
          </table:table-cell>
          <table:table-cell/>
          <table:table-cell table:formula="of:=2*[.L46]*[.N46]/([.L46]+[.N46])" office:value-type="float" office:value="0.715386527467064" calcext:value-type="float">
            <text:p>0.7153865275</text:p>
          </table:table-cell>
          <table:table-cell table:number-columns-repeated="3"/>
          <table:table-cell table:formula="of:=[.G47]/([.F47]+[.G47])" office:value-type="float" office:value="0.741590214067278" calcext:value-type="float">
            <text:p>0.7415902141</text:p>
          </table:table-cell>
          <table:table-cell/>
          <table:table-cell table:formula="of:=[.G47]/([.G47]+[.G46])" office:value-type="float" office:value="0.545863815419246" calcext:value-type="float">
            <text:p>0.5458638154</text:p>
          </table:table-cell>
          <table:table-cell/>
          <table:table-cell table:formula="of:=2*[.T46]*[.V46]/([.T46]+[.V46])" office:value-type="float" office:value="0.628849270664506" calcext:value-type="float">
            <text:p>0.6288492707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970" calcext:value-type="float">
            <text:p>970</text:p>
          </table:table-cell>
          <table:table-cell table:formula="of:=SUM([.F47:.G47])" office:value-type="float" office:value="1308" calcext:value-type="float">
            <text:p>1308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46:.F47])" office:value-type="float" office:value="1777" calcext:value-type="float">
            <text:p>1777</text:p>
          </table:table-cell>
          <table:table-cell table:formula="of:=SUM([.G46:.G47])" office:value-type="float" office:value="1777" calcext:value-type="float">
            <text:p>1777</text:p>
          </table:table-cell>
          <table:table-cell table:formula="of:=SUM([.F48:.G48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float" office:value="754" calcext:value-type="float">
            <text:p>754</text:p>
          </table:table-cell>
          <table:table-cell table:formula="of:=SUM([.F52:.G52])" office:value-type="float" office:value="2116" calcext:value-type="float">
            <text:p>2116</text:p>
          </table:table-cell>
          <table:table-cell/>
          <table:table-cell table:formula="of:=([.F52]+[.G53])/[.H54]" office:value-type="float" office:value="0.671074845244795" calcext:value-type="float">
            <text:p>0.6710748452</text:p>
          </table:table-cell>
          <table:table-cell/>
          <table:table-cell table:formula="of:=[.F52]/([.F52]+[.G52])" office:value-type="float" office:value="0.643667296786389" calcext:value-type="float">
            <text:p>0.6436672968</text:p>
          </table:table-cell>
          <table:table-cell/>
          <table:table-cell table:formula="of:=[.F52]/([.F52]+[.F53])" office:value-type="float" office:value="0.766460326392797" calcext:value-type="float">
            <text:p>0.7664603264</text:p>
          </table:table-cell>
          <table:table-cell/>
          <table:table-cell table:formula="of:=2*[.L52]*[.N52]/([.L52]+[.N52])" office:value-type="float" office:value="0.699717441561778" calcext:value-type="float">
            <text:p>0.6997174416</text:p>
          </table:table-cell>
          <table:table-cell table:number-columns-repeated="3"/>
          <table:table-cell table:formula="of:=[.G53]/([.F53]+[.G53])" office:value-type="float" office:value="0.711404728789986" calcext:value-type="float">
            <text:p>0.7114047288</text:p>
          </table:table-cell>
          <table:table-cell/>
          <table:table-cell table:formula="of:=[.G53]/([.G53]+[.G52])" office:value-type="float" office:value="0.575689364096792" calcext:value-type="float">
            <text:p>0.5756893641</text:p>
          </table:table-cell>
          <table:table-cell/>
          <table:table-cell table:formula="of:=2*[.T52]*[.V52]/([.T52]+[.V52])" office:value-type="float" office:value="0.636391912908243" calcext:value-type="float">
            <text:p>0.6363919129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023" calcext:value-type="float">
            <text:p>1023</text:p>
          </table:table-cell>
          <table:table-cell table:formula="of:=SUM([.F53:.G53])" office:value-type="float" office:value="1438" calcext:value-type="float">
            <text:p>1438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52:.F53])" office:value-type="float" office:value="1777" calcext:value-type="float">
            <text:p>1777</text:p>
          </table:table-cell>
          <table:table-cell table:formula="of:=SUM([.G52:.G53])" office:value-type="float" office:value="1777" calcext:value-type="float">
            <text:p>1777</text:p>
          </table:table-cell>
          <table:table-cell table:formula="of:=SUM([.F54:.G54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805" calcext:value-type="float">
            <text:p>805</text:p>
          </table:table-cell>
          <table:table-cell table:formula="of:=SUM([.F58:.G58])" office:value-type="float" office:value="2184" calcext:value-type="float">
            <text:p>2184</text:p>
          </table:table-cell>
          <table:table-cell/>
          <table:table-cell table:formula="of:=([.F58]+[.G59])/[.H60]" office:value-type="float" office:value="0.661508159819921" calcext:value-type="float">
            <text:p>0.6615081598</text:p>
          </table:table-cell>
          <table:table-cell/>
          <table:table-cell table:formula="of:=[.F58]/([.F58]+[.G58])" office:value-type="float" office:value="0.631410256410256" calcext:value-type="float">
            <text:p>0.6314102564</text:p>
          </table:table-cell>
          <table:table-cell/>
          <table:table-cell table:formula="of:=[.F58]/([.F58]+[.F59])" office:value-type="float" office:value="0.77602701181767" calcext:value-type="float">
            <text:p>0.7760270118</text:p>
          </table:table-cell>
          <table:table-cell/>
          <table:table-cell table:formula="of:=2*[.L58]*[.N58]/([.L58]+[.N58])" office:value-type="float" office:value="0.696288815955567" calcext:value-type="float">
            <text:p>0.696288816</text:p>
          </table:table-cell>
          <table:table-cell table:number-columns-repeated="3"/>
          <table:table-cell table:formula="of:=[.G59]/([.F59]+[.G59])" office:value-type="float" office:value="0.70948905109489" calcext:value-type="float">
            <text:p>0.7094890511</text:p>
          </table:table-cell>
          <table:table-cell/>
          <table:table-cell table:formula="of:=[.G59]/([.G59]+[.G58])" office:value-type="float" office:value="0.546989307822172" calcext:value-type="float">
            <text:p>0.5469893078</text:p>
          </table:table-cell>
          <table:table-cell/>
          <table:table-cell table:formula="of:=2*[.T58]*[.V58]/([.T58]+[.V58])" office:value-type="float" office:value="0.617731172545281" calcext:value-type="float">
            <text:p>0.6177311725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972" calcext:value-type="float">
            <text:p>972</text:p>
          </table:table-cell>
          <table:table-cell table:formula="of:=SUM([.F59:.G59])" office:value-type="float" office:value="1370" calcext:value-type="float">
            <text:p>1370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58:.F59])" office:value-type="float" office:value="1777" calcext:value-type="float">
            <text:p>1777</text:p>
          </table:table-cell>
          <table:table-cell table:formula="of:=SUM([.G58:.G59])" office:value-type="float" office:value="1777" calcext:value-type="float">
            <text:p>1777</text:p>
          </table:table-cell>
          <table:table-cell table:formula="of:=SUM([.F60:.G60])" office:value-type="float" office:value="3554" calcext:value-type="float">
            <text:p>3554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SUM([.J46];[.J52];[.J58])/3" office:value-type="float" office:value="0.670136934909023" calcext:value-type="float">
            <text:p>0.6701369349</text:p>
          </table:table-cell>
          <table:table-cell/>
          <table:table-cell table:formula="of:=SUM([.L46];[.L52];[.L58])/3" office:value-type="float" office:value="0.638590707105917" calcext:value-type="float">
            <text:p>0.6385907071</text:p>
          </table:table-cell>
          <table:table-cell/>
          <table:table-cell table:formula="of:=SUM([.N46];[.N52];[.N58])/3" office:value-type="float" office:value="0.784093040705309" calcext:value-type="float">
            <text:p>0.7840930407</text:p>
          </table:table-cell>
          <table:table-cell/>
          <table:table-cell table:formula="of:=SUM([.P46];[.P52];[.P58])/3" office:value-type="float" office:value="0.703797594994803" calcext:value-type="float">
            <text:p>0.703797595</text:p>
          </table:table-cell>
          <table:table-cell table:number-columns-repeated="3"/>
          <table:table-cell table:formula="of:=SUM([.T46];[.T52];[.T58])/3" office:value-type="float" office:value="0.720827997984052" calcext:value-type="float">
            <text:p>0.720827998</text:p>
          </table:table-cell>
          <table:table-cell/>
          <table:table-cell table:formula="of:=SUM([.V46];[.V52];[.V58])/3" office:value-type="float" office:value="0.556180829112737" calcext:value-type="float">
            <text:p>0.5561808291</text:p>
          </table:table-cell>
          <table:table-cell/>
          <table:table-cell table:formula="of:=SUM([.X46];[.X52];[.X58])/3" office:value-type="float" office:value="0.627657452039343" calcext:value-type="float">
            <text:p>0.627657452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J20]" office:value-type="float" office:value="0.772650534608891" calcext:value-type="float">
            <text:p>0.77265053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L20]" office:value-type="float" office:value="0.778480348256971" calcext:value-type="float">
            <text:p>0.7784803483</text:p>
          </table:table-cell>
          <table:table-cell/>
          <table:table-cell table:formula="of:=[.N20]" office:value-type="float" office:value="0.762708685049709" calcext:value-type="float">
            <text:p>0.762708685</text:p>
          </table:table-cell>
          <table:table-cell/>
          <table:table-cell table:formula="of:=[.P20]" office:value-type="float" office:value="0.770411899885115" calcext:value-type="float">
            <text:p>0.77041189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T20]" office:value-type="float" office:value="0.767325926369657" calcext:value-type="float">
            <text:p>0.7673259264</text:p>
          </table:table-cell>
          <table:table-cell/>
          <table:table-cell table:formula="of:=[.V20]" office:value-type="float" office:value="0.782592384168074" calcext:value-type="float">
            <text:p>0.7825923842</text:p>
          </table:table-cell>
          <table:table-cell/>
          <table:table-cell table:formula="of:=[.X20]" office:value-type="float" office:value="0.774789532922313" calcext:value-type="float">
            <text:p>0.774789532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J41]" office:value-type="float" office:value="0.727537047458263" calcext:value-type="float">
            <text:p>0.72753704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L41]" office:value-type="float" office:value="0.704676675070582" calcext:value-type="float">
            <text:p>0.7046766751</text:p>
          </table:table-cell>
          <table:table-cell/>
          <table:table-cell table:formula="of:=[.N41]" office:value-type="float" office:value="0.783530294503845" calcext:value-type="float">
            <text:p>0.7835302945</text:p>
          </table:table-cell>
          <table:table-cell/>
          <table:table-cell table:formula="of:=[.P41]" office:value-type="float" office:value="0.741933594999199" calcext:value-type="float">
            <text:p>0.7419335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T41]" office:value-type="float" office:value="0.756459453504728" calcext:value-type="float">
            <text:p>0.7564594535</text:p>
          </table:table-cell>
          <table:table-cell/>
          <table:table-cell table:formula="of:=[.V41]" office:value-type="float" office:value="0.67154380041268" calcext:value-type="float">
            <text:p>0.6715438004</text:p>
          </table:table-cell>
          <table:table-cell/>
          <table:table-cell table:formula="of:=[.X41]" office:value-type="float" office:value="0.71135672588814" calcext:value-type="float">
            <text:p>0.711356725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J62]" office:value-type="float" office:value="0.670136934909023" calcext:value-type="float">
            <text:p>0.67013693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L62]" office:value-type="float" office:value="0.638590707105917" calcext:value-type="float">
            <text:p>0.6385907071</text:p>
          </table:table-cell>
          <table:table-cell/>
          <table:table-cell table:formula="of:=[.N62]" office:value-type="float" office:value="0.784093040705309" calcext:value-type="float">
            <text:p>0.7840930407</text:p>
          </table:table-cell>
          <table:table-cell/>
          <table:table-cell table:formula="of:=[.P62]" office:value-type="float" office:value="0.703797594994803" calcext:value-type="float">
            <text:p>0.70379759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T62]" office:value-type="float" office:value="0.720827997984052" calcext:value-type="float">
            <text:p>0.720827998</text:p>
          </table:table-cell>
          <table:table-cell/>
          <table:table-cell table:formula="of:=[.V62]" office:value-type="float" office:value="0.556180829112737" calcext:value-type="float">
            <text:p>0.5561808291</text:p>
          </table:table-cell>
          <table:table-cell/>
          <table:table-cell table:formula="of:=[.X62]" office:value-type="float" office:value="0.627657452039343" calcext:value-type="float">
            <text:p>0.627657452</text:p>
          </table:table-cell>
        </table:table-row>
        <table:table-row table:style-name="ro1" table:number-rows-repeated="104850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00-00-00T09:59:11.7641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8:07:40.668920000</meta:creation-date>
    <dc:date>2015-10-15T13:29:21.223689000</dc:date>
    <meta:editing-duration>PT3H43M55S</meta:editing-duration>
    <meta:editing-cycles>7</meta:editing-cycles>
    <meta:generator>LibreOffice/4.1.4.2$MacOSX_x86 LibreOffice_project/0a0440ccc0227ad9829de5f46be37cfb6edcf72</meta:generator>
    <meta:document-statistic meta:table-count="1" meta:cell-count="2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2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7cm" svg:y="4.203cm" style:legend-expansion="high" chart:style-name="ch2"/>
        <chart:plot-area chart:style-name="ch3" table:cell-range-address="Sheet1.E68:Sheet1.F71" chart:data-source-has-labels="row" svg:x="0.77cm" svg:y="0.855cm" svg:width="11.797cm" svg:height="7.545cm">
          <chartooo:coordinate-region svg:x="1.703cm" svg:y="1.052cm" svg:width="10.76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9:Sheet1.F71" chart:label-cell-address="Sheet1.F68:Sheet1.F68" chart:class="chart:scatter">
            <chart:domain table:cell-range-address="Sheet1.E69:Sheet1.E71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ccuracy</text:p>
                <draw:g>
                  <svg:desc>Sheet1.F68:Sheet1.F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69:Sheet1.E71</svg:desc>
                </draw:g>
              </table:table-cell>
              <table:table-cell office:value-type="float" office:value="0.772650534608891">
                <text:p>0.772650534608891</text:p>
                <draw:g>
                  <svg:desc>Sheet1.F69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27537047458263">
                <text:p>0.727537047458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70136934909023">
                <text:p>0.670136934909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origin="0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9cm" svg:y="3.71cm" style:legend-expansion="high" chart:style-name="ch2"/>
        <chart:plot-area chart:style-name="ch3" table:cell-range-address="Sheet1.J68:Sheet1.J71 Sheet1.L68:Sheet1.L71 Sheet1.N68:Sheet1.N71 Sheet1.P68:Sheet1.P71" chart:data-source-has-labels="row" svg:x="0.77cm" svg:y="0.855cm" svg:width="10.979cm" svg:height="7.545cm">
          <chartooo:coordinate-region svg:x="1.703cm" svg:y="1.052cm" svg:width="9.942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9:Sheet1.L71" chart:label-cell-address="Sheet1.L68:Sheet1.L68" chart:class="chart:scatter">
            <chart:domain table:cell-range-address="Sheet1.J69:Sheet1.J71"/>
            <chart:data-point chart:repeated="3"/>
          </chart:series>
          <chart:series chart:style-name="ch8" chart:values-cell-range-address="Sheet1.N69:Sheet1.N71" chart:label-cell-address="Sheet1.N68:Sheet1.N68" chart:class="chart:scatter">
            <chart:data-point chart:repeated="3"/>
          </chart:series>
          <chart:series chart:style-name="ch9" chart:values-cell-range-address="Sheet1.P69:Sheet1.P71" chart:label-cell-address="Sheet1.P68:Sheet1.P68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recision(pos)</text:p>
                <draw:g>
                  <svg:desc>Sheet1.L68:Sheet1.L68</svg:desc>
                </draw:g>
              </table:table-cell>
              <table:table-cell office:value-type="string">
                <text:p>Recall(pos)</text:p>
                <draw:g>
                  <svg:desc>Sheet1.N68:Sheet1.N68</svg:desc>
                </draw:g>
              </table:table-cell>
              <table:table-cell office:value-type="string">
                <text:p>F1 score (pos)</text:p>
                <draw:g>
                  <svg:desc>Sheet1.P68:Sheet1.P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69:Sheet1.J71</svg:desc>
                </draw:g>
              </table:table-cell>
              <table:table-cell office:value-type="float" office:value="0.778480348256971">
                <text:p>0.778480348256971</text:p>
                <draw:g>
                  <svg:desc>Sheet1.L69:Sheet1.L71</svg:desc>
                </draw:g>
              </table:table-cell>
              <table:table-cell office:value-type="float" office:value="0.762708685049709">
                <text:p>0.762708685049709</text:p>
                <draw:g>
                  <svg:desc>Sheet1.N69:Sheet1.N71</svg:desc>
                </draw:g>
              </table:table-cell>
              <table:table-cell office:value-type="float" office:value="0.770411899885115">
                <text:p>0.770411899885115</text:p>
                <draw:g>
                  <svg:desc>Sheet1.P69:Sheet1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04676675070582">
                <text:p>0.704676675070582</text:p>
              </table:table-cell>
              <table:table-cell office:value-type="float" office:value="0.783530294503845">
                <text:p>0.783530294503845</text:p>
              </table:table-cell>
              <table:table-cell office:value-type="float" office:value="0.741933594999199">
                <text:p>0.741933594999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8590707105917">
                <text:p>0.638590707105917</text:p>
              </table:table-cell>
              <table:table-cell office:value-type="float" office:value="0.784093040705309">
                <text:p>0.784093040705309</text:p>
              </table:table-cell>
              <table:table-cell office:value-type="float" office:value="0.703797594994803">
                <text:p>0.703797594994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5cm" svg:y="3.71cm" style:legend-expansion="high" chart:style-name="ch2"/>
        <chart:plot-area chart:style-name="ch3" table:cell-range-address="Sheet1.R68:Sheet1.R71 Sheet1.T68:Sheet1.T71 Sheet1.V68:Sheet1.V71 Sheet1.X68:Sheet1.X71" chart:data-source-has-labels="row" svg:x="0.77cm" svg:y="0.855cm" svg:width="10.945cm" svg:height="7.545cm">
          <chartooo:coordinate-region svg:x="1.703cm" svg:y="1.052cm" svg:width="9.908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9:Sheet1.T71" chart:label-cell-address="Sheet1.T68:Sheet1.T68" chart:class="chart:scatter">
            <chart:domain table:cell-range-address="Sheet1.R69:Sheet1.R71"/>
            <chart:data-point chart:repeated="3"/>
          </chart:series>
          <chart:series chart:style-name="ch8" chart:values-cell-range-address="Sheet1.V69:Sheet1.V71" chart:label-cell-address="Sheet1.V68:Sheet1.V68" chart:class="chart:scatter">
            <chart:data-point chart:repeated="3"/>
          </chart:series>
          <chart:series chart:style-name="ch9" chart:values-cell-range-address="Sheet1.X69:Sheet1.X71" chart:label-cell-address="Sheet1.X68:Sheet1.X68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Precision(neg)</text:p>
                <draw:g>
                  <svg:desc>Sheet1.T68:Sheet1.T68</svg:desc>
                </draw:g>
              </table:table-cell>
              <table:table-cell office:value-type="string">
                <text:p>Recall(neg)</text:p>
                <draw:g>
                  <svg:desc>Sheet1.V68:Sheet1.V68</svg:desc>
                </draw:g>
              </table:table-cell>
              <table:table-cell office:value-type="string">
                <text:p>F1 score (neg)</text:p>
                <draw:g>
                  <svg:desc>Sheet1.X68:Sheet1.X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69:Sheet1.R71</svg:desc>
                </draw:g>
              </table:table-cell>
              <table:table-cell office:value-type="float" office:value="0.767325926369657">
                <text:p>0.767325926369657</text:p>
                <draw:g>
                  <svg:desc>Sheet1.T69:Sheet1.T71</svg:desc>
                </draw:g>
              </table:table-cell>
              <table:table-cell office:value-type="float" office:value="0.782592384168074">
                <text:p>0.782592384168074</text:p>
                <draw:g>
                  <svg:desc>Sheet1.V69:Sheet1.V71</svg:desc>
                </draw:g>
              </table:table-cell>
              <table:table-cell office:value-type="float" office:value="0.774789532922313">
                <text:p>0.774789532922313</text:p>
                <draw:g>
                  <svg:desc>Sheet1.X69:Sheet1.X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6459453504728">
                <text:p>0.756459453504728</text:p>
              </table:table-cell>
              <table:table-cell office:value-type="float" office:value="0.67154380041268">
                <text:p>0.67154380041268</text:p>
              </table:table-cell>
              <table:table-cell office:value-type="float" office:value="0.71135672588814">
                <text:p>0.71135672588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20827997984052">
                <text:p>0.720827997984052</text:p>
              </table:table-cell>
              <table:table-cell office:value-type="float" office:value="0.556180829112737">
                <text:p>0.556180829112737</text:p>
              </table:table-cell>
              <table:table-cell office:value-type="float" office:value="0.627657452039343">
                <text:p>0.6276574520393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